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6cm" style:rel-column-width="10573*"/>
    </style:style>
    <style:style style:name="Table1.B" style:family="table-column">
      <style:table-column-properties style:column-width="15.935cm" style:rel-column-width="549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table:align="left"/>
    </style:style>
    <style:style style:name="Table2.A" style:family="table-column">
      <style:table-column-properties style:column-width="4.828cm"/>
    </style:style>
    <style:style style:name="Table2.B" style:family="table-column">
      <style:table-column-properties style:column-width="5.046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language="en" fo:country="US" style:font-size-complex="14pt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size-complex="14pt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en" fo:country="US" style:font-size-complex="14pt"/>
    </style:style>
    <style:style style:name="T10" style:family="text">
      <style:text-properties style:language-complex="ar" style:country-complex="SA"/>
    </style:style>
    <style:style style:name="T11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03cm" fo:padding-bottom="0.03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9cm" svg:height="0.87cm" draw:z-index="13"><draw:image xlink:href="../../odt_eng/images/0011.png" xlink:type="simple" xlink:show="embed" xlink:actuate="onLoad"/></draw:frame></text:span></text:span></text:p>
          </table:table-cell>
          <table:table-cell table:style-name="Table1.B1" office:value-type="string">
            <text:p text:style-name="P9">Sawtooth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3" draw:name="Графический объект2" text:anchor-type="as-char" svg:width="1.461cm" svg:height="1.221cm" draw:z-index="14"><draw:image xlink:href="../../odt_eng/images/0011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generates a periodic linearly </text:span></text:span><text:span text:style-name="Основной_20_шрифт_20_абзаца"><text:span text:style-name="T3">increasing</text:span></text:span><text:span text:style-name="Основной_20_шрифт_20_абзаца"><text:span text:style-name="T2"> sawtooth signal at the output:</text:span></text:span></text:p>
            <text:p text:style-name="P7"><text:span text:style-name="Основной_20_шрифт_20_абзаца"><text:span text:style-name="T2"><draw:frame draw:style-name="fr4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4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unit properties, </text:span></text:span><text:span text:style-name="Основной_20_шрифт_20_абзаца"><text:span text:style-name="T2"><draw:frame draw:style-name="fr4" draw:name="Object3" text:anchor-type="as-char" svg:width="1.087cm" svg:height="0.564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,</text:span></text:span><text:span text:style-name="Основной_20_шрифт_20_абзаца"><text:span text:style-name="T2"><draw:frame draw:style-name="fr4" draw:name="Object11" text:anchor-type="as-char" svg:width="0.376cm" svg:height="0.54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simulation time given in seconds, </text:span></text:span><text:span text:style-name="Основной_20_шрифт_20_абзаца"><text:span text:style-name="T2"><draw:frame draw:style-name="fr4" draw:name="Object12" text:anchor-type="as-char" svg:width="2.26cm" svg:height="0.56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fractional part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2">:</text:span></text:span></text:p>
            <text:list xml:id="list6355583493906480335" text:style-name="L1">
              <text:list-item>
                <text:p text:style-name="P10"><text:span text:style-name="Основной_20_шрифт_20_абзаца"><text:span text:style-name="T2">Swing –</text:span></text:span><text:span text:style-name="Основной_20_шрифт_20_абзаца"><text:span text:style-name="T2"><draw:frame draw:style-name="fr4" draw:name="Object4" text:anchor-type="as-char" svg:width="0.714cm" svg:height="0.62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(height of the “tooth”, signal amplitude).</text:span></text:span></text:p>
              </text:list-item>
              <text:list-item>
                <text:p text:style-name="P10"><text:span text:style-name="Основной_20_шрифт_20_абзаца"><text:span text:style-name="T2">Period – triangular pulse repetition period</text:span></text:span><text:span text:style-name="Основной_20_шрифт_20_абзаца"><text:span text:style-name="T2"><draw:frame draw:style-name="fr4" draw:name="Object5" text:anchor-type="as-char" svg:width="0.545cm" svg:height="0.54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10"><text:span text:style-name="Основной_20_шрифт_20_абзаца"><text:span text:style-name="T2">Offset –</text:span></text:span><text:span text:style-name="Основной_20_шрифт_20_абзаца"><text:span text:style-name="T2"><draw:frame draw:style-name="fr4" draw:name="Object6" text:anchor-type="as-char" svg:width="0.66cm" svg:height="0.62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, y-coordinate of the “tooth” (the sawtooth curve lowest point) base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3">vectors:</text:span></text:span><text:span text:style-name="Основной_20_шрифт_20_абзаца"><text:span text:style-name="T3"><draw:frame draw:style-name="fr4" draw:name="Object7" text:anchor-type="as-char" svg:width="4.685cm" svg:height="0.684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,</text:span></text:span><text:span text:style-name="Основной_20_шрифт_20_абзаца"><text:span text:style-name="T2"><draw:frame draw:style-name="fr4" draw:name="Object10" text:anchor-type="as-char" svg:width="3.662cm" svg:height="0.713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and , <text:s/>the </text:span></text:span><text:span text:style-name="Основной_20_шрифт_20_абзаца"><text:span text:style-name="T2"><draw:frame draw:style-name="fr4" draw:name="Object8" text:anchor-type="as-char" svg:width="4.353cm" svg:height="0.684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2">dimensions of which shall be the same; in this case a</text:span></text:span><text:span text:style-name="Основной_20_шрифт_20_абзаца"><text:span text:style-name="T3"> vector signal</text:span></text:span><text:span text:style-name="Основной_20_шрифт_20_абзаца"><text:span text:style-name="T2"> will be generated at the output:</text:span></text:span></text:p>
            <text:p text:style-name="P7"><draw:frame draw:style-name="fr4" draw:name="Object9" text:anchor-type="as-char" svg:width="7.544cm" svg:height="1.36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Text_20_body"><text:span text:style-name="Основной_20_шрифт_20_абзаца"><text:span text:style-name="T9">Examples of filling in the dialog window for unit properties</text:span></text:span><text:span text:style-name="Основной_20_шрифт_20_абзаца"><text:span text:style-name="T2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3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]</text:p>
                </table:table-cell>
              </table:table-row>
              <table:table-row>
                <table:table-cell table:style-name="Table2.A3" office:value-type="string">
                  <text:p text:style-name="P4"><text:soft-page-break/>Period</text:p>
                </table:table-cell>
                <table:table-cell table:style-name="Table2.B3" office:value-type="string">
                  <text:p text:style-name="P4">[T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ixed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Vector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1,amp2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1,2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,1]</text:p>
                </table:table-cell>
              </table:table-row>
            </table:table>
            <text:p text:style-name="P5">Notes:</text:p>
            <text:list xml:id="list7024450060906719212" text:style-name="L2">
              <text:list-item>
                <text:p text:style-name="P11"><text:span text:style-name="Основной_20_шрифт_20_абзаца"><text:span text:style-name="T9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9"> output signal.</text:span></text:span></text:p>
              </text:list-item>
              <text:list-item>
                <text:p text:style-name="P11"><text:span text:style-name="Основной_20_шрифт_20_абзаца"><text:span text:style-name="T9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9">variable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9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9"> → </text:span></text:span><text:span text:style-name="Основной_20_шрифт_20_абзаца"><text:span text:style-name="T5">Signals</text:span></text:span><text:span text:style-name="Основной_20_шрифт_20_абзаца"><text:span text:style-name="T9"> main menu option</text:span></text:span><text:span text:style-name="Основной_20_шрифт_20_абзаца"><text:span text:style-name="T8">.</text:span></text:span></text:p>
              </text:list-item>
              <text:list-item>
                <text:p text:style-name="P12">The unit is identical to the following design diagram (the Sawtooth properties are defined as equal to 2, 3 and 5):</text:p>
              </text:list-item>
            </text:list>
            <text:p text:style-name="P7"><text:span text:style-name="Основной_20_шрифт_20_абзаца"><text:span text:style-name="T10"><draw:frame draw:style-name="fr3" draw:name="graphics1" text:anchor-type="as-char" svg:width="15.427cm" svg:height="6.456cm" draw:z-index="15"><draw:image xlink:href="../../odt_eng/images/0011_sample_prt.png" xlink:type="simple" xlink:show="embed" xlink:actuate="onLoad"/></draw:frame></text:span></text:span></text:p>
            <text:p text:style-name="Text_20_body"><text:span text:style-name="Основной_20_шрифт_20_абзаца"><text:span text:style-name="T2">At the same time (within the first 15 seconds) the output signal diagram is as follows:</text:span></text:span></text:p>
            <text:p text:style-name="P7"><draw:frame draw:style-name="fr1" draw:name="Text Box 2" text:anchor-type="paragraph" svg:x="5.006cm" svg:y="0.222cm" svg:width="2.593cm" style:rel-width="scale" svg:height="0.575cm" style:rel-height="scale" draw:z-index="0"><draw:text-box><text:p text:style-name="Обычный"><text:span text:style-name="Основной_20_шрифт_20_абзаца"><text:span text:style-name="T11">Sawtooth</text:span></text:span></text:p></draw:text-box></draw:frame><text:span text:style-name="Основной_20_шрифт_20_абзаца"><text:span text:style-name="T10"><draw:frame draw:style-name="fr3" draw:name="graphics2" text:anchor-type="as-char" svg:width="10.583cm" svg:height="7.938cm" draw:z-index="16"><draw:image xlink:href="../../odt_eng/images/0011_a.png" xlink:type="simple" xlink:show="embed" xlink:actuate="onLoad"/></draw:frame>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ила</dc:title>
    <meta:creation-date>2012-04-09T08:24:00Z</meta:creation-date>
    <dc:date>2012-04-25T08:29:02.13</dc:date>
    <meta:editing-cycles>15</meta:editing-cycles>
    <meta:editing-duration>PT4H51M24S</meta:editing-duration>
    <meta:document-statistic meta:table-count="2" meta:image-count="4" meta:object-count="12" meta:page-count="3" meta:paragraph-count="60" meta:word-count="240" meta:character-count="137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1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</mn>
      </mrow>
      <mn>..</mn>
      <mi mathvariant="italic">n.</mi>
    </mrow>
    <annotation encoding="StarMath 5.0">y_i(t) = frac left ( t over T_i right )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